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dc23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color="#dc2300" fo:font-size="9pt" style:font-size-asian="9pt" style:font-size-complex="9pt"/>
    </style:style>
    <style:style style:name="P4" style:family="paragraph">
      <style:text-properties fo:color="#00ae00"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'Liberation Sans'" style:font-style-name="Regular" style:font-family-generic="swiss"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T3" style:family="text">
      <style:text-properties fo:font-family="'Liberation Sans'" style:font-family-generic="roman" style:font-pitch="variable"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T4" style:family="text">
      <style:text-properties fo:color="#dc2300" fo:font-size="9pt" style:font-size-asian="9pt" style:font-size-complex="9pt"/>
    </style:style>
    <style:style style:name="T5" style:family="text">
      <style:text-properties fo:color="#00ae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4.064cm" svg:x="4.302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56cm" svg:height="1.242cm" svg:x="5.064cm" svg:y="2.933cm">
          <text:p text:style-name="P1"><text:span text:style-name="T1">Compilation</text:span></text:p>
          <text:p text:style-name="P1"><text:span text:style-name="T1">LScheme </text:span><text:span text:style-name="T2">→</text:span><text:span text:style-name="T3">LL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2.794cm" svg:x="9.509cm" svg:y="2.905cm">
          <text:p text:style-name="P1"><text:span text:style-name="T1">LLScheme</text:span></text:p>
          <text:p text:style-name="P1"><text:span text:style-name="T1">interpr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905cm" svg:y1="4.81cm" svg:x2="9.509cm" svg:y2="4.81cm">
          <text:p/>
        </draw:line>
        <draw:line draw:style-name="gr3" draw:text-style-name="P1" draw:layer="layout" svg:x1="2.905cm" svg:y1="3.54cm" svg:x2="5.064cm" svg:y2="3.54cm">
          <text:p/>
        </draw:line>
        <draw:line draw:style-name="gr3" draw:text-style-name="P1" draw:layer="layout" svg:x1="8.62cm" svg:y1="3.54cm" svg:x2="9.509cm" svg:y2="3.54cm">
          <text:p/>
        </draw:line>
        <draw:line draw:style-name="gr4" draw:text-style-name="P1" draw:layer="layout" svg:x1="6.842cm" svg:y1="4.175cm" svg:x2="6.842cm" svg:y2="8.62cm">
          <text:p/>
        </draw:line>
        <draw:line draw:style-name="gr4" draw:text-style-name="P1" draw:layer="layout" svg:x1="11.033cm" svg:y1="7.35cm" svg:x2="11.033cm" svg:y2="5.699cm">
          <text:p/>
        </draw:line>
        <draw:frame draw:style-name="gr5" draw:text-style-name="P3" draw:layer="layout" svg:width="2.064cm" svg:height="0.607cm" svg:x="13.101cm" svg:y="8.239cm">
          <draw:text-box>
            <text:p><text:span text:style-name="T4">Static error</text:span></text:p>
          </draw:text-box>
        </draw:frame>
        <draw:line draw:style-name="gr6" draw:text-style-name="P1" draw:layer="layout" svg:x1="6.842cm" svg:y1="8.62cm" svg:x2="13.192cm" svg:y2="8.62cm">
          <text:p/>
        </draw:line>
        <draw:line draw:style-name="gr6" draw:text-style-name="P1" draw:layer="layout" svg:x1="11.033cm" svg:y1="7.35cm" svg:x2="13.192cm" svg:y2="7.35cm">
          <text:p/>
        </draw:line>
        <draw:frame draw:style-name="gr5" draw:text-style-name="P3" draw:layer="layout" svg:width="2.449cm" svg:height="0.607cm" svg:x="13.192cm" svg:y="6.969cm">
          <draw:text-box>
            <text:p><text:span text:style-name="T4">Runtime error</text:span></text:p>
          </draw:text-box>
        </draw:frame>
        <draw:line draw:style-name="gr7" draw:text-style-name="P1" draw:layer="layout" svg:x1="12.43cm" svg:y1="4.429cm" svg:x2="14.97cm" svg:y2="4.429cm">
          <text:p/>
        </draw:line>
        <draw:frame draw:style-name="gr5" draw:text-style-name="P4" draw:layer="layout" svg:width="1.62cm" svg:height="0.607cm" svg:x="14.843cm" svg:y="3.921cm">
          <draw:text-box>
            <text:p><text:span text:style-name="T5">Outputs</text:span></text:p>
          </draw:text-box>
        </draw:frame>
        <draw:frame draw:style-name="gr5" draw:text-style-name="P4" draw:layer="layout" svg:width="2.17cm" svg:height="0.607cm" svg:x="14.832cm" svg:y="4.301cm">
          <draw:text-box>
            <text:p><text:span text:style-name="T5">Side effects</text:span></text:p>
          </draw:text-box>
        </draw:frame>
        <draw:frame draw:style-name="gr5" draw:text-style-name="P5" draw:layer="layout" svg:width="1.721cm" svg:height="0.607cm" svg:x="2.651cm" svg:y="3.032cm">
          <draw:text-box>
            <text:p><text:span text:style-name="T1">Program</text:span></text:p>
          </draw:text-box>
        </draw:frame>
        <draw:frame draw:style-name="gr8" draw:text-style-name="P5" draw:layer="layout" svg:width="1.374cm" svg:height="0.607cm" svg:x="2.674cm" svg:y="4.203cm">
          <draw:text-box>
            <text:p><text:span text:style-name="T1">Inpu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3:56:08</meta:creation-date>
    <dc:date>2012-08-18T15:38:47</dc:date>
    <meta:editing-duration>PT17M19S</meta:editing-duration>
    <meta:editing-cycles>6</meta:editing-cycles>
    <meta:generator>LibreOffice/3.5$Linux_x86 LibreOffice_project/350m1$Build-2</meta:generator>
    <dc:creator>laurent </dc:creator>
    <meta:document-statistic meta:object-count="17"/>
  </office:meta>
</office:document-meta>
</file>